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4" table:formula="of:=SUM([.E$1:.E$1048576])" office:value-type="time" office:time-value="PT06H55M00S" calcext:value-type="time">
            <text:p>06:55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9]-[.B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0]-[.B1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3:31:48.1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3-21T13:32:40.916000000</dc:date>
    <meta:editing-duration>PT15H24M59S</meta:editing-duration>
    <meta:editing-cycles>11</meta:editing-cycles>
    <meta:generator>LibreOffice/7.2.5.2$Windows_X86_64 LibreOffice_project/499f9727c189e6ef3471021d6132d4c694f357e5</meta:generator>
    <meta:document-statistic meta:table-count="1" meta:cell-count="43" meta:object-count="0"/>
  </office:meta>
</office:document-meta>
</file>